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ffffff" fo:min-height="1cm"/>
    </style:style>
    <style:style style:name="gr8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8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8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8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family="'Palatino Linotype'" style:font-family-generic="roman" style:font-pitch="variable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28pt" style:font-size-asian="28pt" style:font-size-complex="28pt"/>
    </style:style>
    <style:style style:name="P6" style:family="paragraph">
      <style:paragraph-properties fo:text-align="center"/>
    </style:style>
    <style:style style:name="T1" style:family="text">
      <style:text-properties fo:font-family="'Palatino Linotype'" style:font-family-generic="roman" style:font-pitch="variable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5.5cm" svg:height="7.5cm" svg:x="0cm" svg:y="8.5cm">
          <text:p/>
        </draw:rect>
        <draw:rect draw:style-name="gr2" draw:text-style-name="P2" draw:id="id1" draw:layer="layout" svg:width="2.5cm" svg:height="1cm" svg:x="-1.2cm" svg:y="11.5cm">
          <text:p text:style-name="P2">Slot 0</text:p>
        </draw:rect>
        <draw:rect draw:style-name="gr3" draw:text-style-name="P2" draw:id="id2" draw:layer="layout" svg:width="2.5cm" svg:height="1cm" svg:x="5cm" svg:y="9.5cm">
          <text:p text:style-name="P2">Slot 1</text:p>
        </draw:rect>
        <draw:rect draw:style-name="gr3" draw:text-style-name="P2" draw:id="id3" draw:layer="layout" svg:width="2.5cm" svg:height="1cm" svg:x="5cm" svg:y="11cm">
          <text:p text:style-name="P2">Slot 2</text:p>
        </draw:rect>
        <draw:rect draw:style-name="gr3" draw:text-style-name="P2" draw:id="id5" draw:layer="layout" svg:width="2.5cm" svg:height="1cm" svg:x="5cm" svg:y="14cm">
          <text:p text:style-name="P2">Slot 4</text:p>
        </draw:rect>
        <draw:rect draw:style-name="gr3" draw:text-style-name="P2" draw:id="id4" draw:layer="layout" svg:width="2.5cm" svg:height="1cm" svg:x="5cm" svg:y="12.5cm">
          <text:p text:style-name="P2">Slot 3</text:p>
        </draw:rect>
        <draw:connector draw:style-name="gr4" draw:text-style-name="P1" draw:layer="layout" draw:type="lines" draw:line-skew="0.7cm -0.5cm" svg:x1="1.3cm" svg:y1="12cm" svg:x2="5cm" svg:y2="10cm" draw:start-shape="id1" draw:start-glue-point="1" draw:end-shape="id2" draw:end-glue-point="3">
          <text:p/>
        </draw:connector>
        <draw:connector draw:style-name="gr4" draw:text-style-name="P1" draw:layer="layout" draw:type="lines" draw:line-skew="0.7cm -0.5cm" svg:x1="1.3cm" svg:y1="12cm" svg:x2="5cm" svg:y2="11.5cm" draw:start-shape="id1" draw:start-glue-point="1" draw:end-shape="id3" draw:end-glue-point="3">
          <text:p/>
        </draw:connector>
        <draw:connector draw:style-name="gr4" draw:text-style-name="P1" draw:layer="layout" draw:type="lines" draw:line-skew="0.7cm -0.5cm" svg:x1="1.3cm" svg:y1="12cm" svg:x2="5cm" svg:y2="13cm" draw:start-shape="id1" draw:start-glue-point="1" draw:end-shape="id4">
          <text:p/>
        </draw:connector>
        <draw:connector draw:style-name="gr4" draw:text-style-name="P1" draw:layer="layout" draw:type="lines" draw:line-skew="0.7cm -0.5cm" svg:x1="1.3cm" svg:y1="12cm" svg:x2="5cm" svg:y2="14.5cm" draw:start-shape="id1" draw:start-glue-point="1" draw:end-shape="id5">
          <text:p/>
        </draw:connector>
        <draw:rect draw:style-name="gr2" draw:text-style-name="P2" draw:id="id8" draw:layer="layout" svg:width="2.5cm" svg:height="1cm" svg:x="14cm" svg:y="11.752cm">
          <text:p text:style-name="P2">Slot 0</text:p>
        </draw:rect>
        <draw:connector draw:style-name="gr5" draw:text-style-name="P3" draw:layer="layout" draw:type="lines" draw:line-skew="0.5cm -0.5cm" svg:x1="7.5cm" svg:y1="10cm" svg:x2="10.5cm" svg:y2="12.249cm" draw:start-shape="id2" draw:start-glue-point="1" draw:end-shape="id6" draw:end-glue-point="6">
          <text:p/>
        </draw:connector>
        <draw:connector draw:style-name="gr5" draw:text-style-name="P3" draw:layer="layout" draw:type="lines" draw:line-skew="0.5cm -0.5cm" svg:x1="7.5cm" svg:y1="11.5cm" svg:x2="10.5cm" svg:y2="12.249cm" draw:start-shape="id3" draw:start-glue-point="1" draw:end-shape="id6" draw:end-glue-point="6">
          <text:p/>
        </draw:connector>
        <draw:connector draw:style-name="gr5" draw:text-style-name="P3" draw:layer="layout" draw:type="lines" draw:line-skew="0.5cm -0.5cm" svg:x1="7.5cm" svg:y1="13cm" svg:x2="10.5cm" svg:y2="12.249cm" draw:start-shape="id4" draw:start-glue-point="1" draw:end-shape="id6" draw:end-glue-point="6">
          <text:p/>
        </draw:connector>
        <draw:connector draw:style-name="gr5" draw:text-style-name="P3" draw:layer="layout" draw:type="lines" draw:line-skew="0.5cm -0.5cm" svg:x1="7.5cm" svg:y1="14.5cm" svg:x2="10.5cm" svg:y2="12.249cm" draw:start-shape="id5" draw:start-glue-point="1" draw:end-shape="id6" draw:end-glue-point="6">
          <text:p/>
        </draw:connector>
        <draw:rect draw:style-name="gr6" draw:text-style-name="P2" draw:id="id7" draw:layer="layout" svg:width="2.5cm" svg:height="1cm" svg:x="-6cm" svg:y="11.5cm">
          <text:p text:style-name="P2">Mikrofon</text:p>
        </draw:rect>
        <draw:connector draw:style-name="gr4" draw:text-style-name="P1" draw:layer="layout" draw:type="lines" svg:x1="-3.5cm" svg:y1="12cm" svg:x2="-1.2cm" svg:y2="12cm" draw:start-shape="id7" draw:start-glue-point="1" draw:end-shape="id1">
          <text:p/>
        </draw:connector>
        <draw:rect draw:style-name="gr6" draw:text-style-name="P2" draw:id="id9" draw:layer="layout" svg:width="4cm" svg:height="1cm" svg:x="18cm" svg:y="11.76cm">
          <text:p text:style-name="P2">Lautsprecher</text:p>
        </draw:rect>
        <draw:connector draw:style-name="gr4" draw:text-style-name="P1" draw:layer="layout" draw:type="lines" svg:x1="16.5cm" svg:y1="12.252cm" svg:x2="18cm" svg:y2="12.26cm" draw:start-shape="id8" draw:start-glue-point="1" draw:end-shape="id9" draw:end-glue-point="3">
          <text:p/>
        </draw:connector>
        <draw:frame draw:style-name="gr7" draw:text-style-name="P4" draw:layer="layout" svg:width="6cm" svg:height="1.25cm" svg:x="1.5cm" svg:y="8cm">
          <draw:text-box>
            <text:p text:style-name="P4"><text:span text:style-name="T1">Conference Bridge</text:span></text:p>
          </draw:text-box>
        </draw:frame>
        <draw:custom-shape draw:style-name="gr8" draw:text-style-name="P5" draw:id="id6" draw:layer="layout" svg:width="1.5cm" svg:height="1.5cm" svg:x="10.5cm" svg:y="11.5cm">
          <text:p text:style-name="P5"><text:span text:style-name="T2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9" draw:text-style-name="P6" draw:layer="layout" draw:type="lines" svg:x1="12cm" svg:y1="12.249cm" svg:x2="14cm" svg:y2="12.252cm" draw:start-shape="id6" draw:start-glue-point="10" draw:end-shape="id8">
          <text:p/>
        </draw:connector>
        <draw:frame draw:style-name="gr10" draw:text-style-name="P4" draw:layer="layout" svg:width="1.5cm" svg:height="1.102cm" svg:x="7.5cm" svg:y="13.637cm">
          <draw:text-box>
            <text:p text:style-name="P4"><text:span text:style-name="T1">r4</text:span></text:p>
          </draw:text-box>
        </draw:frame>
        <draw:frame draw:style-name="gr10" draw:text-style-name="P4" draw:layer="layout" svg:width="1.5cm" svg:height="1.102cm" svg:x="7.5cm" svg:y="12.174cm">
          <draw:text-box>
            <text:p text:style-name="P4"><text:span text:style-name="T1">r3</text:span></text:p>
          </draw:text-box>
        </draw:frame>
        <draw:frame draw:style-name="gr10" draw:text-style-name="P4" draw:layer="layout" svg:width="1.5cm" svg:height="1.102cm" svg:x="7.5cm" svg:y="10.698cm">
          <draw:text-box>
            <text:p text:style-name="P4"><text:span text:style-name="T1">r2</text:span></text:p>
          </draw:text-box>
        </draw:frame>
        <draw:frame draw:style-name="gr10" draw:text-style-name="P4" draw:layer="layout" svg:width="1.5cm" svg:height="1.102cm" svg:x="7.5cm" svg:y="9.198cm">
          <draw:text-box>
            <text:p text:style-name="P4"><text:span text:style-name="T1">r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28T17:31:45</meta:creation-date>
    <dc:date>2008-05-28T17:54:10</dc:date>
    <meta:editing-cycles>1</meta:editing-cycles>
    <meta:editing-duration>PT7M12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